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5a227" officeooo:paragraph-rsid="0005a227"/>
    </style:style>
    <style:style style:name="P2" style:family="paragraph" style:parent-style-name="Standard">
      <style:paragraph-properties fo:text-align="start" style:justify-single-word="false"/>
      <style:text-properties officeooo:rsid="0005a227" officeooo:paragraph-rsid="0005a227"/>
    </style:style>
    <style:style style:name="P3" style:family="paragraph" style:parent-style-name="Standard">
      <style:paragraph-properties fo:text-align="center" style:justify-single-word="false"/>
      <style:text-properties style:text-underline-style="none" officeooo:rsid="0005a227" officeooo:paragraph-rsid="0005a227"/>
    </style:style>
    <style:style style:name="P4" style:family="paragraph" style:parent-style-name="Standard">
      <style:paragraph-properties fo:text-align="start" style:justify-single-word="false"/>
      <style:text-properties officeooo:paragraph-rsid="00144243"/>
    </style:style>
    <style:style style:name="P5" style:family="paragraph" style:parent-style-name="Standard">
      <style:paragraph-properties fo:text-align="start" style:justify-single-word="false"/>
      <style:text-properties officeooo:rsid="000c09b7" officeooo:paragraph-rsid="000c09b7"/>
    </style:style>
    <style:style style:name="P6" style:family="paragraph" style:parent-style-name="Standard" style:list-style-name="L2">
      <style:paragraph-properties fo:text-align="start" style:justify-single-word="false"/>
      <style:text-properties officeooo:rsid="000c09b7" officeooo:paragraph-rsid="000c09b7"/>
    </style:style>
    <style:style style:name="P7" style:family="paragraph" style:parent-style-name="Standard">
      <style:paragraph-properties fo:text-align="start" style:justify-single-word="false"/>
      <style:text-properties officeooo:rsid="00103ce6" officeooo:paragraph-rsid="00103ce6"/>
    </style:style>
    <style:style style:name="P8" style:family="paragraph" style:parent-style-name="Standard">
      <style:paragraph-properties fo:text-align="start" style:justify-single-word="false"/>
      <style:text-properties officeooo:rsid="0010b700" officeooo:paragraph-rsid="0010b700"/>
    </style:style>
    <style:style style:name="P9" style:family="paragraph" style:parent-style-name="Standard">
      <style:paragraph-properties fo:text-align="start" style:justify-single-word="false"/>
      <style:text-properties officeooo:rsid="0012fda2" officeooo:paragraph-rsid="0012fda2"/>
    </style:style>
    <style:style style:name="P10" style:family="paragraph" style:parent-style-name="Standard">
      <style:paragraph-properties fo:text-align="start" style:justify-single-word="false"/>
      <style:text-properties officeooo:rsid="00144243" officeooo:paragraph-rsid="00144243"/>
    </style:style>
    <style:style style:name="P11" style:family="paragraph" style:parent-style-name="Standard">
      <style:paragraph-properties fo:text-align="start" style:justify-single-word="false"/>
      <style:text-properties officeooo:rsid="001678eb" officeooo:paragraph-rsid="001678eb"/>
    </style:style>
    <style:style style:name="T1" style:family="text">
      <style:text-properties style:text-underline-style="none"/>
    </style:style>
    <style:style style:name="T2" style:family="text">
      <style:text-properties style:text-underline-style="none" officeooo:rsid="0005e677"/>
    </style:style>
    <style:style style:name="T3" style:family="text">
      <style:text-properties style:text-underline-style="none" officeooo:rsid="0007810b"/>
    </style:style>
    <style:style style:name="T4" style:family="text">
      <style:text-properties style:text-underline-style="none" officeooo:rsid="00094abf"/>
    </style:style>
    <style:style style:name="T5" style:family="text">
      <style:text-properties style:text-underline-style="none" officeooo:rsid="000c0677"/>
    </style:style>
    <style:style style:name="T6" style:family="text">
      <style:text-properties style:text-underline-style="none" officeooo:rsid="000c09b7"/>
    </style:style>
    <style:style style:name="T7" style:family="text">
      <style:text-properties style:text-underline-style="none" officeooo:rsid="000df058"/>
    </style:style>
    <style:style style:name="T8" style:family="text">
      <style:text-properties style:text-underline-style="none" officeooo:rsid="000ec225"/>
    </style:style>
    <style:style style:name="T9" style:family="text">
      <style:text-properties style:text-underline-style="none" officeooo:rsid="00107f16"/>
    </style:style>
    <style:style style:name="T10" style:family="text">
      <style:text-properties style:text-underline-style="none" officeooo:rsid="0010b700"/>
    </style:style>
    <style:style style:name="T11" style:family="text">
      <style:text-properties style:text-underline-style="none" officeooo:rsid="00123d2c"/>
    </style:style>
    <style:style style:name="T12" style:family="text">
      <style:text-properties style:text-underline-style="none" officeooo:rsid="0012fda2"/>
    </style:style>
    <style:style style:name="T13" style:family="text">
      <style:text-properties style:text-underline-style="none" officeooo:rsid="00144243"/>
    </style:style>
    <style:style style:name="T14" style:family="text">
      <style:text-properties style:text-underline-style="none" officeooo:rsid="001533be"/>
    </style:style>
    <style:style style:name="T15" style:family="text">
      <style:text-properties style:text-underline-style="none" officeooo:rsid="001678eb"/>
    </style:style>
    <style:style style:name="T16" style:family="text">
      <style:text-properties style:text-underline-style="none" officeooo:rsid="00177add"/>
    </style:style>
    <style:style style:name="T17" style:family="text">
      <style:text-properties style:text-underline-style="none" officeooo:rsid="001806a9"/>
    </style:style>
    <style:style style:name="T18" style:family="text">
      <style:text-properties fo:font-style="italic"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wis Setter</text:p>
      <text:p text:style-name="P3">Ethics Essay</text:p>
      <text:p text:style-name="P3"/>
      <text:p text:style-name="P2"><text:span text:style-name="T1"><text:tab/></text:span><text:span text:style-name="T2">Too often, ethical dillemas get portrayed as a choice between right and wrong. The last presidential election, for instance, is </text:span><text:span text:style-name="T17">an example that conveys this point. M</text:span><text:span text:style-name="T2">any decmocrats </text:span><text:span text:style-name="T17">were </text:span><text:span text:style-name="T2">suggesting that Donald Trump had no merit as a candidate. These kinds of remarks are not just incorrect. They are egregious, </text:span><text:span text:style-name="T17">and not because of Mr. Trumps qualities either.</text:span><text:span text:style-name="T2"> </text:span><text:span text:style-name="T17">Black and white statements like this one</text:span><text:span text:style-name="T3"> represent </text:span><text:span text:style-name="T4">a failure to respect the concept that </text:span><text:span text:style-name="T17">most</text:span><text:span text:style-name="T4"> ethical dillemas </text:span><text:span text:style-name="T17">do not have a solution which all stakeholding parties can agree upon. In fact, this is the defining feature of nearly every ethical dillema</text:span><text:span text:style-name="T4">. </text:span><text:span text:style-name="T10">This is why</text:span><text:span text:style-name="T4"> </text:span><text:span text:style-name="T17">I, and other engineers</text:span><text:span text:style-name="T4"> must carefully consider the decisions made in </text:span><text:span text:style-name="T5">scenarios which have garnered negative consequences. Then and only then can </text:span><text:span text:style-name="T17">we at</text:span><text:span text:style-name="T5">tempt to rectify the situation </text:span><text:span text:style-name="T17">as to minimize harm or some other social goal</text:span><text:span text:style-name="T5">. </text:span><text:span text:style-name="T6">The rest of this paper will attempt to provide a solution to the case at hand using this approach.</text:span></text:p>
      <text:p text:style-name="P2"><text:span text:style-name="T6"/></text:p>
      <text:p text:style-name="P2"><text:span text:style-name="T6"><text:tab/>A good first step in any ethical delimma is to consider who the stakeholders <text:s/>are and how they will be affected by the position. A few of the parties I will consider in my decsion include:</text:span></text:p>
      <text:p text:style-name="P2"><text:span text:style-name="T6"/></text:p>
      <text:list xml:id="list3745814233" text:style-name="L2">
        <text:list-item>
          <text:p text:style-name="P6"><text:span text:style-name="T1">myself</text:span></text:p>
        </text:list-item>
        <text:list-item>
          <text:p text:style-name="P6"><text:span text:style-name="T1">coworkers on the project</text:span></text:p>
        </text:list-item>
        <text:list-item>
          <text:p text:style-name="P6"><text:span text:style-name="T1">other employees at the company</text:span></text:p>
        </text:list-item>
        <text:list-item>
          <text:p text:style-name="P6"><text:span text:style-name="T1">customers</text:span></text:p>
        </text:list-item>
        <text:list-item>
          <text:p text:style-name="P6"><text:span text:style-name="T1">people living near the product if it is installed</text:span></text:p>
        </text:list-item>
        <text:list-item>
          <text:p text:style-name="P6"><text:span text:style-name="T1">families of the aformentioned parties</text:span></text:p>
        </text:list-item>
      </text:list>
      <text:p text:style-name="P5"><text:span text:style-name="T1"/></text:p>
      <text:p text:style-name="P5"><text:span text:style-name="T1">These parties consitute those who will most likely be impacted by the decision of the lead engineer. However, it is easy to imagine a number of other parties whos fates are connected to th</text:span><text:span text:style-name="T7">is</text:span><text:span text:style-name="T1"> decision as well.</text:span></text:p>
      <text:p text:style-name="P5"><text:span text:style-name="T1"/></text:p>
      <text:p text:style-name="P7"><text:span text:style-name="T8"><text:tab/></text:span><text:span text:style-name="T1">Another important factor in the final decision is the fact that there is critical information missing from the question. </text:span><text:span text:style-name="T9">I have identified </text:span><text:span text:style-name="T10">the intended use of the product</text:span><text:span text:style-name="T1"> </text:span><text:span text:style-name="T9">as paramount to the solution.</text:span><text:span text:style-name="T1"> </text:span><text:span text:style-name="T10">If the product is only going to be used in remote locations, it might be acceptable to implement the product in the field. For the sake of </text:span><text:span text:style-name="T14">confining this paper to a scope appropriate for the assignment</text:span><text:span text:style-name="T10">, I am assuming that this it not the case.</text:span></text:p>
      <text:p text:style-name="P7"><text:span text:style-name="T10"/></text:p>
      <text:p text:style-name="P8"><text:span text:style-name="T1"><text:tab/>If the lead engineer were to hide the problem, she would be compromising the welfare of the public, </text:span><text:span text:style-name="T12">namely those exposed to the fire risk,</text:span><text:span text:style-name="T1"> in a number of extordinary ways. </text:span><text:span text:style-name="T11">In fact, this decision would likely lead her to violate at lease Fundamental Canons 1, 3, and 5 of the</text:span><text:span text:style-name="T1"> National Society of Professional Engineers (NSPE) Code of ethics, which will be used as the standard in this analysis </text:span><text:span text:style-name="T11">[1]</text:span><text:span text:style-name="T1">. </text:span><text:span text:style-name="T11">We can quickly see that there is substational evidence to disregard this decision as a viable course of action. Even so, it is crucial to this analysis to understand the benefits of possible decision, including this one. Perahps the most substantive positive outcome is that if it turns out that the product is safer than initially suspected, the employees of the company and their families would </text:span><text:soft-page-break/><text:span text:style-name="T11">enjoy financial security. The way the problem is posed, however, </text:span><text:span text:style-name="T12">suggests that the chances of this being the case are relatively low. Hence, this solution is not an ethical course of action.</text:span></text:p>
      <text:p text:style-name="P8"><text:span text:style-name="T12"/></text:p>
      <text:p text:style-name="P9"><text:span text:style-name="T1"><text:tab/>Now that we’ve established that the lead engineer must report the error, let us consider the best way to bring the flaw into the open. My suggestion is that she first reports the flaw to her superiors. </text:span><text:span text:style-name="T13">Since they share the the same ethical responsiblilities of the head engineer, aid in the decision making process. Furthermore, there promises of expediance to the customer make them liable in at least some sense for any problems that arise when the product is in operation. <text:s/>If the head engineer goes to anyone else with the informationn regarding the flaw, the customers and the public are likely to percieve that there are trust issues within the company. This could negatively impact anyone associated with the company through employment, products, stocks, and so on. </text:span></text:p>
      <text:p text:style-name="P9"><text:span text:style-name="T13"/></text:p>
      <text:p text:style-name="P10"><text:span text:style-name="T1"><text:tab/>At this point, it is important for the head engineer to ensure that she is either handed the responsibilty to continue acting or that her management address the issue. </text:span><text:span text:style-name="T15">To do otherwise would be to break Fundamental Canon 1. </text:span><text:span text:style-name="T1">Either way, the company needs to tell their customers that the product will not be ready by the initail deadline. </text:span><text:span text:style-name="T15">The manner in which this is done should be carried out with the utmost sensisitivity for the protection of those associated with the company.</text:span></text:p>
      <text:p text:style-name="P10"><text:span text:style-name="T15"/></text:p>
      <text:p text:style-name="P11"><text:span text:style-name="T1"><text:tab/>By considering the scenarios that could happen when then the customer hears thats the product is not ready, we can assess the potential resulting damage. According to the information given in the prompt, this decision will likely have an imenses financial impact. If the customer decides not to purchase the compan</text:span><text:span text:style-name="T16">y’s</text:span><text:span text:style-name="T1"> products, the company will probably either go under or have to let go of many of its employees, the lead engineer included. The struggles that result could include familes having to move away for work, </text:span><text:span text:style-name="T16">children of the families missing out on college opporunities, and a whole range of other terrible happenings. If the customer agrees to purchase the products at a discounted rate, the damage will be reduced but not eliminated by any means. The question then becomes whether or not the lives endangered by the faulty products and the repuations of those involved outweigh the potential suffering of the company’s employees and employees’ families. This consequently redirects the focus of the discussion to information not present in the prompt. Furthermore, it illustrates the original point that situations like this one have no practical solution which goes without any sort of unjustness.</text:span></text:p>
      <text:p text:style-name="P9"><text:span text:style-name="T1"/></text:p>
      <text:p text:style-name="P10"><text:span text:style-name="T1">References:</text:span></text:p>
      <text:p text:style-name="P10"><text:span text:style-name="T1"/></text:p>
      <text:p text:style-name="P4"><text:span text:style-name="T13">[1] <text:tab/></text:span><text:span text:style-name="T1">“Code of Ethics,” </text:span><text:span text:style-name="T18">National Society of Professional Engineers</text:span><text:span text:style-name="T1">. [Online]. <text:tab/>Available: https://www.nspe.org/resources/ethics/code-ethics. [Accessed: <text:tab/>30-Aug-201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0T08:56:41.637738913</meta:creation-date>
    <dc:date>2018-08-30T12:45:33.755808927</dc:date>
    <meta:editing-duration>PT8M28S</meta:editing-duration>
    <meta:editing-cycles>2</meta:editing-cycles>
    <meta:generator>LibreOffice/6.0.6.2$Linux_X86_64 LibreOffice_project/00m0$Build-2</meta:generator>
    <meta:document-statistic meta:table-count="0" meta:image-count="0" meta:object-count="0" meta:page-count="2" meta:paragraph-count="18" meta:word-count="936" meta:character-count="5604" meta:non-whitespace-character-count="4678"/>
  </office:meta>
</office:document-meta>
</file>